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1.244cm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5.398cm"/>
    </style:style>
    <style:style style:name="Table3.B" style:family="table-column">
      <style:table-column-properties style:column-width="6.8cm"/>
    </style:style>
    <style:style style:name="P1" style:family="paragraph" style:parent-style-name="Table_20_Contents">
      <style:text-properties style:font-name="Times new roman" fo:font-weight="bold" officeooo:rsid="0035b7e9" officeooo:paragraph-rsid="0035b7e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weight="bold" officeooo:rsid="0035b7e9" officeooo:paragraph-rsid="0035b7e9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35b7e9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weight="bold" officeooo:rsid="001a8dde" officeooo:paragraph-rsid="001a8dd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weight="bold" officeooo:rsid="001a8dde" officeooo:paragraph-rsid="0045b11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weight="bold" officeooo:rsid="00264aa8" officeooo:paragraph-rsid="00264aa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weight="bold" officeooo:rsid="003fdc81" officeooo:paragraph-rsid="003fdc81" style:font-weight-asian="bold" style:font-weight-complex="bold"/>
    </style:style>
    <style:style style:name="P8" style:family="paragraph" style:parent-style-name="Table_20_Contents">
      <style:text-properties style:font-name="Times new roman" fo:font-weight="bold" officeooo:rsid="003fdc81" officeooo:paragraph-rsid="003fdc81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style:font-name="Times new roman" fo:font-size="4pt" style:font-size-asian="3.5pt" style:font-size-complex="4pt"/>
    </style:style>
    <style:style style:name="P10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444450" officeooo:paragraph-rsid="0041a5d3" style:font-size-asian="12pt" style:font-weight-asian="bold" style:font-size-complex="12pt" style:font-weight-complex="bold"/>
    </style:style>
    <style:style style:name="P11" style:family="paragraph" style:parent-style-name="Horizontal_20_Line">
      <style:paragraph-properties fo:margin-top="0.101cm" fo:margin-bottom="0.101cm" loext:contextual-spacing="false"/>
      <style:text-properties style:font-name="Times new roman" fo:font-size="12pt" fo:font-weight="bold" officeooo:rsid="001c1c7c" officeooo:paragraph-rsid="001c1c7c" style:font-size-asian="12pt" style:font-weight-asian="bold" style:font-size-complex="12pt" style:font-weight-complex="bold"/>
    </style:style>
    <style:style style:name="P12" style:family="paragraph" style:parent-style-name="Horizontal_20_Line">
      <style:paragraph-properties fo:margin-left="0cm" fo:margin-right="0cm" fo:margin-top="0.101cm" fo:margin-bottom="0.198cm" loext:contextual-spacing="false" fo:text-indent="0cm" style:auto-text-indent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3" style:family="paragraph" style:parent-style-name="Horizontal_20_Line">
      <style:paragraph-properties fo:margin-top="0cm" fo:margin-bottom="0.097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4" style:family="paragraph" style:parent-style-name="Horizontal_20_Line">
      <style:paragraph-properties fo:margin-top="0.101cm" fo:margin-bottom="0.198cm" loext:contextual-spacing="false"/>
      <style:text-properties style:font-name="Times new roman" fo:font-size="12pt" fo:font-weight="bold" officeooo:rsid="001a8dde" officeooo:paragraph-rsid="001a8dde" style:font-size-asian="12pt" style:font-weight-asian="bold" style:font-size-complex="12pt" style:font-weight-complex="bold"/>
    </style:style>
    <style:style style:name="P15" style:family="paragraph" style:parent-style-name="Heading_20_1">
      <style:paragraph-properties fo:text-align="center" style:justify-single-word="false"/>
      <style:text-properties style:font-name="Times new roman" fo:font-size="15pt" officeooo:paragraph-rsid="004f5389" style:font-size-asian="15pt" style:font-size-complex="15pt"/>
    </style:style>
    <style:style style:name="P16" style:family="paragraph" style:parent-style-name="Heading_20_1">
      <style:paragraph-properties fo:margin-top="0.122cm" fo:margin-bottom="0cm" loext:contextual-spacing="false" fo:line-height="100%" fo:text-align="center" style:justify-single-word="false"/>
      <style:text-properties style:font-name="Times new roman" fo:font-size="12pt" fo:font-weight="normal" officeooo:rsid="004f5389" officeooo:paragraph-rsid="004f5389" style:font-name-asian="Noto Sans CJK SC Regular" style:font-size-asian="10.5pt" style:font-weight-asian="normal" style:font-name-complex="Lohit Devanagari" style:font-size-complex="12pt" style:font-weight-complex="normal"/>
    </style:style>
    <style:style style:name="P17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5b7e9" officeooo:paragraph-rsid="0035b7e9"/>
    </style:style>
    <style:style style:name="P18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6f416" officeooo:paragraph-rsid="003881a9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3a217b" officeooo:paragraph-rsid="003a217b"/>
    </style:style>
    <style:style style:name="P20" style:family="paragraph" style:parent-style-name="Standard" style:list-style-name="L1">
      <style:paragraph-properties fo:margin-top="0.101cm" fo:margin-bottom="0.101cm" loext:contextual-spacing="false"/>
      <style:text-properties style:font-name="Times new roman" officeooo:rsid="0041506d" officeooo:paragraph-rsid="0041506d"/>
    </style:style>
    <style:style style:name="P21" style:family="paragraph" style:parent-style-name="Standard" style:list-style-name="L1">
      <style:paragraph-properties fo:margin-top="0.101cm" fo:margin-bottom="0.101cm" loext:contextual-spacing="false"/>
      <style:text-properties officeooo:paragraph-rsid="003fdc81"/>
    </style:style>
    <style:style style:name="P2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rsid="004ee2d6" officeooo:paragraph-rsid="0054871e" style:font-name-asian="Noto Sans CJK SC Regular" style:font-size-asian="10.5pt" style:font-name-complex="Lohit Devanagari" style:font-size-complex="12pt"/>
    </style:style>
    <style:style style:name="P23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2pt" fo:font-weight="normal" officeooo:rsid="001ef73b" officeooo:paragraph-rsid="001ef73b" style:font-size-asian="12pt" style:font-weight-asian="normal" style:font-size-complex="12pt" style:font-weight-complex="normal"/>
    </style:style>
    <style:style style:name="P24" style:family="paragraph" style:parent-style-name="Text_20_body" style:list-style-name="L2">
      <style:paragraph-properties fo:margin-top="0cm" fo:margin-bottom="0cm" loext:contextual-spacing="false"/>
      <style:text-properties style:font-name="Times new roman" officeooo:rsid="001f6cf8" officeooo:paragraph-rsid="003fdc81"/>
    </style:style>
    <style:style style:name="P25" style:family="paragraph" style:parent-style-name="Text_20_body" style:list-style-name="L2">
      <style:paragraph-properties fo:margin-top="0cm" fo:margin-bottom="0cm" loext:contextual-spacing="false" fo:line-height="100%" style:writing-mode="lr-tb"/>
      <style:text-properties officeooo:paragraph-rsid="0041506d"/>
    </style:style>
    <style:style style:name="P26" style:family="paragraph" style:parent-style-name="Text_20_body" style:list-style-name="L2">
      <style:paragraph-properties fo:margin-top="0.101cm" fo:margin-bottom="0.146cm" loext:contextual-spacing="false"/>
      <style:text-properties style:font-name="Times new roman" officeooo:rsid="001c1c7c" officeooo:paragraph-rsid="001c1c7c"/>
    </style:style>
    <style:style style:name="P27" style:family="paragraph" style:parent-style-name="Text_20_body" style:list-style-name="L2">
      <style:paragraph-properties fo:margin-top="0cm" fo:margin-bottom="0.046cm" loext:contextual-spacing="false"/>
      <style:text-properties style:font-name="Times new roman" officeooo:rsid="001c1c7c" officeooo:paragraph-rsid="001c1c7c"/>
    </style:style>
    <style:style style:name="P28" style:family="paragraph" style:parent-style-name="Text_20_body" style:list-style-name="L3">
      <style:paragraph-properties fo:margin-top="0cm" fo:margin-bottom="0.046cm" loext:contextual-spacing="false"/>
      <style:text-properties style:font-name="Times new roman" officeooo:paragraph-rsid="0024a963"/>
    </style:style>
    <style:style style:name="P29" style:family="paragraph" style:parent-style-name="Text_20_body" style:list-style-name="L3">
      <style:paragraph-properties fo:margin-top="0cm" fo:margin-bottom="0.146cm" loext:contextual-spacing="false"/>
      <style:text-properties officeooo:paragraph-rsid="003521ae"/>
    </style:style>
    <style:style style:name="P30" style:family="paragraph" style:parent-style-name="Text_20_body" style:list-style-name="L4">
      <style:paragraph-properties fo:margin-top="0cm" fo:margin-bottom="0.146cm" loext:contextual-spacing="false"/>
      <style:text-properties officeooo:paragraph-rsid="004ee2d6"/>
    </style:style>
    <style:style style:name="P31" style:family="paragraph" style:parent-style-name="Text_20_body" style:list-style-name="L5">
      <style:paragraph-properties fo:margin-top="0.101cm" fo:margin-bottom="0.101cm" loext:contextual-spacing="false"/>
      <style:text-properties style:font-name="Times new roman" fo:font-size="12pt" fo:font-weight="normal" officeooo:rsid="0041a5d3" officeooo:paragraph-rsid="0041a5d3" style:font-size-asian="12pt" style:font-weight-asian="normal" style:font-size-complex="12pt" style:font-weight-complex="normal"/>
    </style:style>
    <style:style style:name="T1" style:family="text">
      <style:text-properties officeooo:rsid="001f6cf8"/>
    </style:style>
    <style:style style:name="T2" style:family="text">
      <style:text-properties officeooo:rsid="002523e8"/>
    </style:style>
    <style:style style:name="T3" style:family="text">
      <style:text-properties officeooo:rsid="0035b7e9"/>
    </style:style>
    <style:style style:name="T4" style:family="text">
      <style:text-properties officeooo:rsid="0035e90b"/>
    </style:style>
    <style:style style:name="T5" style:family="text">
      <style:text-properties fo:font-size="12pt" fo:font-weight="bold" officeooo:rsid="0024a963" style:font-size-asian="12pt" style:font-weight-asian="bold" style:font-size-complex="12pt" style:font-weight-complex="bold"/>
    </style:style>
    <style:style style:name="T6" style:family="text">
      <style:text-properties fo:font-size="12pt" fo:font-weight="normal" officeooo:rsid="0024a963" style:font-size-asian="12pt" style:font-weight-asian="normal" style:font-size-complex="12pt" style:font-weight-complex="normal"/>
    </style:style>
    <style:style style:name="T7" style:family="text">
      <style:text-properties officeooo:rsid="003881a9"/>
    </style:style>
    <style:style style:name="T8" style:family="text">
      <style:text-properties officeooo:rsid="003a217b"/>
    </style:style>
    <style:style style:name="T9" style:family="text">
      <style:text-properties officeooo:rsid="003fdc81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523e8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3fdc81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37526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f5389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54871e" style:text-blinking="false" fo:background-color="transparent" loext:char-shading-value="0" style:font-size-asian="12pt" style:font-size-complex="12pt"/>
    </style:style>
    <style:style style:name="T15" style:family="text">
      <style:text-properties officeooo:rsid="0041506d"/>
    </style:style>
    <style:style style:name="T16" style:family="text">
      <style:text-properties officeooo:rsid="0041a5d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1a5d3" style:font-weight-asian="bold" style:font-weight-complex="bold"/>
    </style:style>
    <style:style style:name="T19" style:family="text">
      <style:text-properties officeooo:rsid="00444450"/>
    </style:style>
    <style:style style:name="T20" style:family="text">
      <style:text-properties officeooo:rsid="0045b11d"/>
    </style:style>
    <style:style style:name="T21" style:family="text">
      <style:text-properties style:font-name="Times new roman" officeooo:rsid="003fdc81"/>
    </style:style>
    <style:style style:name="T22" style:family="text">
      <style:text-properties style:font-name="Times new roman" officeooo:rsid="004670f5"/>
    </style:style>
    <style:style style:name="T23" style:family="text">
      <style:text-properties style:font-name="Times new roman" officeooo:rsid="0041506d"/>
    </style:style>
    <style:style style:name="T24" style:family="text">
      <style:text-properties style:font-name="Times new roman" fo:font-size="12pt" fo:font-weight="bold" officeooo:rsid="004ac0b4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font-weight="bold" officeooo:rsid="0024a963" style:font-size-asian="12pt" style:font-weight-asian="bold" style:font-size-complex="12pt" style:font-weight-complex="bold"/>
    </style:style>
    <style:style style:name="T26" style:family="text">
      <style:text-properties style:font-name="Times new roman" fo:font-size="12pt" fo:font-weight="bold" officeooo:rsid="0041a5d3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fo:font-weight="normal" officeooo:rsid="003521ae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fo:font-weight="normal" officeooo:rsid="0035b7e9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fo:font-weight="normal" officeooo:rsid="00444450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fo:font-weight="normal" officeooo:rsid="004ac0b4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41a5d3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1ef73b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4ee2d6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562144" style:font-size-asian="12pt" style:font-weight-asian="normal" style:font-size-complex="12pt" style:font-weight-complex="normal"/>
    </style:style>
    <style:style style:name="T35" style:family="text">
      <style:text-properties officeooo:rsid="004ac0b4"/>
    </style:style>
    <style:style style:name="T36" style:family="text">
      <style:text-properties officeooo:rsid="004f5389"/>
    </style:style>
    <style:style style:name="T37" style:family="text">
      <style:text-properties officeooo:rsid="0054871e"/>
    </style:style>
    <style:style style:name="T3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5" text:outline-level="1">Jacob Prouse</text:h>
          </table:table-cell>
        </table:table-row>
        <table:table-row table:style-name="Table1.2">
          <table:table-cell table:style-name="Table1.A1" office:value-type="string">
            <text:h text:style-name="P16" text:outline-level="1">jacob.a.prouse@gmail.com</text:h>
            <text:p text:style-name="P22"><text:span text:style-name="T37">jacobprouse.com</text:span></text:p>
          </table:table-cell>
        </table:table-row>
      </table:table>
      <text:p text:style-name="P9"/>
      <text:p text:style-name="P14">Employment</text:p>
      <table:table table:name="Table4" table:style-name="Table4">
        <table:table-column table:style-name="Table4.A" table:number-columns-repeated="3"/>
        <table:table-row>
          <table:table-cell office:value-type="string">
            <text:p text:style-name="P1">Web Development Student</text:p>
          </table:table-cell>
          <table:table-cell office:value-type="string">
            <text:p text:style-name="P2">Virtual High School</text:p>
          </table:table-cell>
          <table:table-cell office:value-type="string">
            <text:p text:style-name="P3">Summer <text:span text:style-name="T3">2019</text:span></text:p>
          </table:table-cell>
        </table:table-row>
      </table:table>
      <text:list xml:id="list3742917705" text:style-name="L1">
        <text:list-item>
          <text:p text:style-name="P17">Improved <text:span text:style-name="T35">database asset management system</text:span> search times by 100% by implementing Full Text <text:span text:style-name="T4">search </text:span>on <text:span text:style-name="T8">a </text:span>MySQL instance <text:span text:style-name="T4">and optimizing database queries</text:span></text:p>
        </text:list-item>
        <text:list-item>
          <text:p text:style-name="P18">Developed bash scripts for <text:span text:style-name="T7">live database migration using Docker containers and MySQL CLI</text:span></text:p>
        </text:list-item>
        <text:list-item>
          <text:p text:style-name="P19">Interacted with AWS API to perform CRUD operations on media stored in AWS Buckets</text:p>
        </text:list-item>
        <text:list-item>
          <text:p text:style-name="P21"><text:span text:style-name="T21">Designed </text:span><text:span text:style-name="T22">a</text:span><text:span text:style-name="T21"> front end user interface </text:span><text:span text:style-name="T23">to represent all API functionality, and for selecting and e</text:span><text:span text:style-name="T22">xporting content to the </text:span><text:span text:style-name="T23">Learning Management System</text:span></text:p>
        </text:list-item>
        <text:list-item>
          <text:p text:style-name="P20">Documented application <text:span text:style-name="T19">functionality</text:span> through use of JSDocs</text:p>
        </text:list-item>
        <text:list-item>
          <text:p text:style-name="P20">Performed <text:span text:style-name="T19">back-end</text:span> unit testing using a testing suite of Mocha, Chai, and Sinon</text:p>
        </text:list-item>
      </text:list>
      <table:table table:name="Table2" table:style-name="Table2">
        <table:table-column table:style-name="Table2.A" table:number-columns-repeated="3"/>
        <table:table-row>
          <table:table-cell office:value-type="string">
            <text:p text:style-name="P8">Residence Advisor</text:p>
          </table:table-cell>
          <table:table-cell office:value-type="string">
            <text:p text:style-name="P7">Western University Housing</text:p>
          </table:table-cell>
          <table:table-cell office:value-type="string">
            <text:p text:style-name="P4"><text:span text:style-name="T9">Fall</text:span> 201<text:span text:style-name="T9">7 – Spring 2018</text:span></text:p>
          </table:table-cell>
        </table:table-row>
      </table:table>
      <text:list xml:id="list669684324" text:style-name="L2">
        <text:list-item>
          <text:p text:style-name="P24"><text:span text:style-name="T11">P</text:span><text:span text:style-name="T10">lanned, budgeted, and marketed 20 programs, including academic and professional development series</text:span></text:p>
        </text:list-item>
        <text:list-item>
          <text:p text:style-name="P25"><text:span text:style-name="T12">Created a Python program for logging mandatory documented conversations with students into a</text:span><text:span text:style-name="T13">n</text:span><text:span text:style-name="T12"> SQLite database </text:span><text:span text:style-name="T13">using a t</text:span><text:span text:style-name="T14">kinter</text:span><text:span text:style-name="T13"> GUI</text:span><text:span text:style-name="T12">.</text:span></text:p>
        </text:list-item>
      </text:list>
      <text:p text:style-name="P12">Education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office:value-type="string">
            <text:p text:style-name="P5">S<text:span text:style-name="T20">oftware Engineering</text:span></text:p>
          </table:table-cell>
          <table:table-cell office:value-type="string">
            <text:p text:style-name="P6">Western University</text:p>
          </table:table-cell>
          <table:table-cell office:value-type="string">
            <text:p text:style-name="P4">Fall 2016 – Present</text:p>
          </table:table-cell>
        </table:table-row>
      </table:table>
      <text:list xml:id="list145141243720210" text:continue-numbering="true" text:style-name="L2">
        <text:list-item>
          <text:p text:style-name="P26">BESc in Software Engineering, July 2020. GPA: 3.<text:span text:style-name="T15">7</text:span></text:p>
        </text:list-item>
        <text:list-item>
          <text:p text:style-name="P27"><text:span text:style-name="T17">Coursework:</text:span> Operating Systems; Databases; Algorithms; Computer Networking; Computer Architecture; <text:span text:style-name="T3">Information Security; Web Development</text:span></text:p>
        </text:list-item>
      </text:list>
      <text:p text:style-name="P11">Technical Experience</text:p>
      <text:list xml:id="list1762507986" text:style-name="L3">
        <text:list-item>
          <text:p text:style-name="P29"><text:span text:style-name="T25">D</text:span><text:span text:style-name="T24">atabase Asset Management System </text:span><text:span text:style-name="T27">(2019): As a part of my employment at VHS I worked on a </text:span><text:span text:style-name="T30">proprietary database</text:span><text:span text:style-name="T27"> </text:span><text:span text:style-name="T30">asset management </text:span><text:span text:style-name="T34">system</text:span><text:span text:style-name="T30"> </text:span><text:span text:style-name="T27">that was used </text:span><text:span text:style-name="T28">to perform CRUD operations on their media content, used in</text:span><text:span text:style-name="T27"> their Learning </text:span><text:span text:style-name="T29">Management</text:span><text:span text:style-name="T27"> System </text:span><text:span text:style-name="T28">to create online course content. A Vue.js App built using Vuex, with a </text:span><text:span text:style-name="T29">back-end</text:span><text:span text:style-name="T28"> using Express, and a MySQL database.</text:span></text:p>
        </text:list-item>
        <text:list-item>
          <text:p text:style-name="P28"><text:span text:style-name="T5">Canadian Engineering Accreditation Management System</text:span><text:span text:style-name="T6"> (2018-2019): </text:span>A <text:span text:style-name="T19">d</text:span>atabase system that facilitates the management, measurement, and visualization of the graduate attributes in an engineering program defined by the Canadian Engineering Accreditation Board <text:span text:style-name="T19">(</text:span>CEAB<text:span text:style-name="T19">)</text:span>. <text:span text:style-name="T2">Ember.js, MySQL, UML</text:span></text:p>
        </text:list-item>
      </text:list>
      <text:p text:style-name="P13">Languages and <text:span text:style-name="T1">Technologies</text:span></text:p>
      <text:list xml:id="list2752042576" text:style-name="L4">
        <text:list-item>
          <text:p text:style-name="P30"><text:span text:style-name="T26">Languages:</text:span><text:span text:style-name="T31"> </text:span><text:span text:style-name="T32">JavaSc</text:span><text:span text:style-name="T29">r</text:span><text:span text:style-name="T32">ipt;</text:span><text:span text:style-name="T28"> SCSS; s</text:span><text:span text:style-name="T33">ql</text:span><text:span text:style-name="T28">; </text:span><text:span text:style-name="T32">Java, Python</text:span></text:p>
        </text:list-item>
        <text:list-item>
          <text:p text:style-name="P23"><text:span text:style-name="T18">Technologies:</text:span><text:span text:style-name="T16"> </text:span>Node.js, <text:span text:style-name="T35">Vue.js, React.js, AWS, Git, Docker</text:span></text:p>
        </text:list-item>
      </text:list>
      <text:p text:style-name="P10">Extracurricular</text:p>
      <text:list xml:id="list3768459044" text:style-name="L5">
        <text:list-item>
          <text:p text:style-name="P31">VP of Finance – Western Association of Role Player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CA" style:font-name-complex="Times New Roman1" style:font-family-complex="'Times New Roman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82" style:display-name="ListLabel 8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9-16T13:33:19.858762956</meta:creation-date>
    <dc:date>2020-01-08T14:51:40.776371521</dc:date>
    <meta:editing-duration>P1DT3H21M28S</meta:editing-duration>
    <meta:editing-cycles>30</meta:editing-cycles>
    <meta:generator>LibreOffice/6.3.4.2.0$Linux_X86_64 LibreOffice_project/1e2df71cb6a569bbaaffb70308950743964880ae</meta:generator>
    <meta:document-statistic meta:table-count="4" meta:image-count="0" meta:object-count="0" meta:page-count="1" meta:paragraph-count="32" meta:word-count="309" meta:character-count="2128" meta:non-whitespace-character-count="1863"/>
  </office:meta>
</office:document-meta>
</file>